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ejaVu Sans1" svg:font-family="'DejaVu Sans'" style:font-pitch="variable"/>
    <style:font-face style:name="Lohit Hindi1" svg:font-family="'Lohit Hindi', 'MS Mincho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indent="0in" style:auto-text-indent="false"/>
    </style:style>
    <style:style style:name="P2" style:family="paragraph" style:parent-style-name="Heading_20_1">
      <style:text-properties officeooo:rsid="001f6e0d" officeooo:paragraph-rsid="001f6e0d"/>
    </style:style>
    <style:style style:name="P3" style:family="paragraph" style:parent-style-name="Heading_20_1" style:list-style-name="">
      <style:paragraph-properties fo:margin-left="0in" fo:margin-right="0in" fo:text-indent="0in" style:auto-text-indent="false"/>
    </style:style>
    <style:style style:name="P4" style:family="paragraph" style:parent-style-name="Abstract">
      <style:text-properties officeooo:paragraph-rsid="00214c93"/>
    </style:style>
    <style:style style:name="P5" style:family="paragraph" style:parent-style-name="paper_20_title" style:master-page-name="Standard">
      <style:paragraph-properties style:page-number="auto"/>
      <style:text-properties officeooo:rsid="001f4257" officeooo:paragraph-rsid="001f4257"/>
    </style:style>
    <style:style style:name="T1" style:family="text">
      <style:text-properties style:font-name-asian="Times New Roman"/>
    </style:style>
    <style:style style:name="T2" style:family="text">
      <style:text-properties officeooo:rsid="001f6e0d" style:font-name-asian="Times New Roman"/>
    </style:style>
    <style:style style:name="T3" style:family="text">
      <style:text-properties officeooo:rsid="00207058" style:font-name-asian="Times New Roman"/>
    </style:style>
    <style:style style:name="T4" style:family="text">
      <style:text-properties officeooo:rsid="00214c93" style:font-name-asian="Times New Roman"/>
    </style:style>
    <style:style style:name="T5" style:family="text">
      <style:text-properties fo:font-style="italic" style:font-style-asian="italic" style:font-style-complex="italic"/>
    </style:style>
    <style:style style:name="Sect1" style:family="section">
      <style:section-properties style:writing-mode="lr-tb" style:editable="false">
        <style:columns fo:column-count="2" fo:column-gap="0.25in">
          <style:column style:rel-width="32767*" fo:start-indent="0in" fo:end-indent="0.1252in"/>
          <style:column style:rel-width="32767*" fo:start-indent="0.1252in" fo:end-indent="0in"/>
        </style:columns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 Implementation of the “Live-Wire” Image Segmentation Tool</text:p>
      <text:p text:style-name="paper_20_subtitle">Based on the paper “Interactive live-wire boundary extraction” by William A. Barret and Eric N. Mortensen</text:p>
      <text:p text:style-name="Standard"/>
      <text:p text:style-name="Standard">James Gomez</text:p>
      <text:p text:style-name="Standard">CS 269</text:p>
      <text:p text:style-name="Standard">Final Project Report</text:p>
      <text:p text:style-name="Standard">Professor Terzopoulos</text:p>
      <text:p text:style-name="Standard"/>
      <text:p text:style-name="Standard"/>
      <text:section text:style-name="Sect1" text:name="Section3">
        <text:p text:style-name="P4"><text:span text:style-name="T5">Abstract</text:span><text:span text:style-name="T1">—</text:span><text:span text:style-name="T3">TOD</text:span><text:span text:style-name="T4">O</text:span></text:p>
        <text:h text:style-name="Heading_20_1" text:outline-level="1">Introduction</text:h>
        <text:h text:style-name="P2" text:outline-level="1"><text:span text:style-name="T1">Previous work</text:span></text:h>
        <text:h text:style-name="P2" text:outline-level="1"><text:span text:style-name="T1">Methodology and implementation</text:span></text:h>
        <text:h text:style-name="P2" text:outline-level="1"><text:span text:style-name="T1">Results</text:span></text:h>
        <text:h text:style-name="P2" text:outline-level="1"><text:span text:style-name="T2">c</text:span><text:span text:style-name="T1">onclusion</text:span></text:h>
        <text:p text:style-name="Text_20_body"/>
        <text:h text:style-name="P3" text:outline-level="1">References</text:h>
        <text:list xml:id="list8284214167573353487" text:style-name="WW8Num4">
          <text:list-item>
            <text:p text:style-name="references">G.<text:span text:style-name="T1"> </text:span>Eason,<text:span text:style-name="T1"> </text:span>B.<text:span text:style-name="T1"> </text:span>Noble,<text:span text:style-name="T1"> </text:span>and<text:span text:style-name="T1"> </text:span>I.<text:span text:style-name="T1"> </text:span>N.<text:span text:style-name="T1"> </text:span>Sneddon,<text:span text:style-name="T1"> “</text:span>On<text:span text:style-name="T1"> </text:span>certain<text:span text:style-name="T1"> </text:span>integrals<text:span text:style-name="T1"> </text:span>of<text:span text:style-name="T1"> </text:span>Lipschitz-Hankel<text:span text:style-name="T1"> </text:span>type<text:span text:style-name="T1"> </text:span>involving<text:span text:style-name="T1"> </text:span>products<text:span text:style-name="T1"> </text:span>of<text:span text:style-name="T1"> </text:span>Bessel<text:span text:style-name="T1"> </text:span>functions,<text:span text:style-name="T1">” </text:span>Phil.<text:span text:style-name="T1"> </text:span>Trans.<text:span text:style-name="T1"> </text:span>Roy.<text:span text:style-name="T1"> </text:span>Soc.<text:span text:style-name="T1"> </text:span>London,<text:span text:style-name="T1"> </text:span>vol.<text:span text:style-name="T1"> </text:span>A247,<text:span text:style-name="T1"> </text:span>pp.<text:span text:style-name="T1"> </text:span>529<text:span text:style-name="T1">–</text:span>551,<text:span text:style-name="T1"> </text:span>April<text:span text:style-name="T1"> </text:span>1955.<text:span text:style-name="T1"> </text:span><text:span text:style-name="T5">(references)</text:span></text:p>
          </text:list-item>
          <text:list-item>
            <text:p text:style-name="references">J.<text:span text:style-name="T1"> </text:span>Clerk<text:span text:style-name="T1"> </text:span>Maxwell,<text:span text:style-name="T1"> </text:span>A<text:span text:style-name="T1"> </text:span>Treatise<text:span text:style-name="T1"> </text:span>on<text:span text:style-name="T1"> </text:span>Electricity<text:span text:style-name="T1"> </text:span>and<text:span text:style-name="T1"> </text:span>Magnetism,<text:span text:style-name="T1"> </text:span>3rd<text:span text:style-name="T1"> </text:span>ed.,<text:span text:style-name="T1"> </text:span>vol.<text:span text:style-name="T1"> </text:span>2.<text:span text:style-name="T1"> </text:span>Oxford:<text:span text:style-name="T1"> </text:span>Clarendon,<text:span text:style-name="T1"> </text:span>1892,<text:span text:style-name="T1"> </text:span>pp.68<text:span text:style-name="T1">–</text:span>73.</text:p>
          </text:list-item>
          <text:list-item>
            <text:p text:style-name="references">I.<text:span text:style-name="T1"> </text:span>S.<text:span text:style-name="T1"> </text:span>Jacobs<text:span text:style-name="T1"> </text:span>and<text:span text:style-name="T1"> </text:span>C.<text:span text:style-name="T1"> </text:span>P.<text:span text:style-name="T1"> </text:span>Bean,<text:span text:style-name="T1"> “</text:span>Fine<text:span text:style-name="T1"> </text:span>particles,<text:span text:style-name="T1"> </text:span>thin<text:span text:style-name="T1"> </text:span>films<text:span text:style-name="T1"> </text:span>and<text:span text:style-name="T1"> </text:span>exchange<text:span text:style-name="T1"> </text:span>anisotropy,<text:span text:style-name="T1">” </text:span>in<text:span text:style-name="T1"> </text:span>Magnetism,<text:span text:style-name="T1"> </text:span>vol.<text:span text:style-name="T1"> </text:span>III,<text:span text:style-name="T1"> </text:span>G.<text:span text:style-name="T1"> </text:span>T.<text:span text:style-name="T1"> </text:span>Rado<text:span text:style-name="T1"> </text:span>and<text:span text:style-name="T1"> </text:span>H.<text:span text:style-name="T1"> </text:span>Suhl,<text:span text:style-name="T1"> </text:span>Eds.<text:span text:style-name="T1"> </text:span>New<text:span text:style-name="T1"> </text:span>York:<text:span text:style-name="T1"> </text:span>Academic,<text:span text:style-name="T1"> </text:span>1963,<text:span text:style-name="T1"> </text:span>pp.<text:span text:style-name="T1"> </text:span>271<text:span text:style-name="T1">–</text:span>350.</text:p>
          </text:list-item>
          <text:list-item>
            <text:p text:style-name="references">K.<text:span text:style-name="T1"> </text:span>Elissa,<text:span text:style-name="T1"> “</text:span>Title<text:span text:style-name="T1"> </text:span>of<text:span text:style-name="T1"> </text:span>paper<text:span text:style-name="T1"> </text:span>if<text:span text:style-name="T1"> </text:span>known,<text:span text:style-name="T1">” </text:span>unpublished.</text:p>
          </text:list-item>
          <text:list-item>
            <text:p text:style-name="references">R.<text:span text:style-name="T1"> </text:span>Nicole,<text:span text:style-name="T1"> “</text:span>Title<text:span text:style-name="T1"> </text:span>of<text:span text:style-name="T1"> </text:span>paper<text:span text:style-name="T1"> </text:span>with<text:span text:style-name="T1"> </text:span>only<text:span text:style-name="T1"> </text:span>first<text:span text:style-name="T1"> </text:span>word<text:span text:style-name="T1"> </text:span>capitalized,<text:span text:style-name="T1">” </text:span>J.<text:span text:style-name="T1"> </text:span>Name<text:span text:style-name="T1"> </text:span>Stand.<text:span text:style-name="T1"> </text:span>Abbrev.,<text:span text:style-name="T1"> </text:span>in<text:span text:style-name="T1"> </text:span>press.</text:p>
          </text:list-item>
          <text:list-item>
            <text:p text:style-name="references">Y.<text:span text:style-name="T1"> </text:span>Yorozu,<text:span text:style-name="T1"> </text:span>M.<text:span text:style-name="T1"> </text:span>Hirano,<text:span text:style-name="T1"> </text:span>K.<text:span text:style-name="T1"> </text:span>Oka,<text:span text:style-name="T1"> </text:span>and<text:span text:style-name="T1"> </text:span>Y.<text:span text:style-name="T1"> </text:span>Tagawa,<text:span text:style-name="T1"> “</text:span>Electron<text:span text:style-name="T1"> </text:span>spectroscopy<text:span text:style-name="T1"> </text:span>studies<text:span text:style-name="T1"> </text:span>on<text:span text:style-name="T1"> </text:span>magneto-optical<text:span text:style-name="T1"> </text:span>media<text:span text:style-name="T1"> </text:span>and<text:span text:style-name="T1"> </text:span>plastic<text:span text:style-name="T1"> </text:span>substrate<text:span text:style-name="T1"> </text:span>interface,<text:span text:style-name="T1">” </text:span>IEEE<text:span text:style-name="T1"> </text:span>Transl.<text:span text:style-name="T1"> </text:span>J.<text:span text:style-name="T1"> </text:span>Magn.<text:span text:style-name="T1"> </text:span>Japan,<text:span text:style-name="T1"> </text:span>vol.<text:span text:style-name="T1"> </text:span>2,<text:span text:style-name="T1"> </text:span>pp.<text:span text:style-name="T1"> </text:span>740<text:span text:style-name="T1">–</text:span>741,<text:span text:style-name="T1"> </text:span>August<text:span text:style-name="T1"> </text:span>1987<text:span text:style-name="T1"> </text:span>[Digests<text:span text:style-name="T1"> </text:span>9th<text:span text:style-name="T1"> </text:span>Annual<text:span text:style-name="T1"> </text:span>Conf.<text:span text:style-name="T1"> </text:span>Magnetics<text:span text:style-name="T1"> </text:span>Japan,<text:span text:style-name="T1"> </text:span>p.<text:span text:style-name="T1"> </text:span>301,<text:span text:style-name="T1"> </text:span>1982].</text:p>
          </text:list-item>
          <text:list-item>
            <text:p text:style-name="references">M.<text:span text:style-name="T1"> </text:span>Young,<text:span text:style-name="T1"> </text:span>The<text:span text:style-name="T1"> </text:span>Technical<text:span text:style-name="T1"> </text:span>Writer's<text:span text:style-name="T1"> </text:span>Handbook.<text:span text:style-name="T1"> </text:span>Mill<text:span text:style-name="T1"> </text:span>Valley,<text:span text:style-name="T1"> </text:span>CA:<text:span text:style-name="T1"> </text:span>University<text:span text:style-name="T1"> </text:span>Science,<text:span text:style-name="T1"> </text:span>1989.</text:p>
          </text:list-item>
        </text:list>
      </text:section>
      <text:section text:style-name="Sect2" text:name="Section4"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ejaVu Sans1" svg:font-family="'DejaVu Sans'" style:font-pitch="variable"/>
    <style:font-face style:name="Lohit Hindi1" svg:font-family="'Lohit Hindi', 'MS Mincho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officeooo:rsid="001f6e0d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Lohit Hindi1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043in" style:contextual-spacing="false" fo:line-height="100%" fo:text-align="justify" style:justify-single-word="false" fo:text-indent="0.2in" style:auto-text-indent="false"/>
      <style:text-properties fo:letter-spacing="-0.0008in"/>
    </style:style>
    <style:style style:name="List" style:family="paragraph" style:parent-style-name="Text_20_body" style:class="list">
      <style:text-properties style:font-name-complex="Lohit Hindi1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, 'MS Mincho'" style:font-pitch-complex="variabl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in" fo:margin-right="0in" fo:margin-top="0.111in" fo:margin-bottom="0.0555in" style:contextual-spacing="false" fo:keep-together="always" fo:text-indent="0.15in" style:auto-text-indent="false" fo:keep-with-next="always">
        <style:tab-stops>
          <style:tab-stop style:position="0.15in"/>
          <style:tab-stop style:position="0.1965in"/>
          <style:tab-stop style:position="0.2362in"/>
          <style:tab-stop style:position="0.2756in"/>
        </style:tab-stops>
      </style:paragraph-properties>
      <style:text-properties fo:font-variant="small-caps" fo:language="en" fo:country="US" style:language-asian="en" style:country-asian="US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.2in" fo:margin-right="0in" fo:margin-top="0.0835in" fo:margin-bottom="0.0417in" style:contextual-spacing="false" fo:text-align="start" style:justify-single-word="false" fo:keep-together="always" fo:text-indent="-0.2in" style:auto-text-indent="false" fo:keep-with-next="always"/>
      <style:text-properties fo:language="en" fo:country="US" fo:font-style="italic" style:language-asian="en" style:country-asian="US" style:font-style-asian="italic" style:font-style-complex="italic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in" fo:margin-right="0in" fo:line-height="0.1665in" fo:text-align="justify" style:justify-single-word="false" fo:text-indent="0.1252in" style:auto-text-indent="false">
        <style:tab-stops>
          <style:tab-stop style:position="0.3752in"/>
        </style:tab-stops>
      </style:paragraph-properties>
      <style:text-properties fo:language="en" fo:country="US" fo:font-style="italic" style:language-asian="en" style:country-asian="US" style:font-style-asian="italic" style:font-style-complex="italic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left="0in" fo:margin-right="0in" fo:margin-top="0.028in" fo:margin-bottom="0.028in" style:contextual-spacing="false" fo:text-align="justify" style:justify-single-word="false" fo:text-indent="0.25in" style:auto-text-indent="false">
        <style:tab-stops>
          <style:tab-stop style:position="0.5in"/>
        </style:tab-stops>
      </style:paragraph-properties>
      <style:text-properties fo:language="en" fo:country="US" fo:font-style="italic" style:language-asian="en" style:country-asian="US" style:font-style-asian="italic" style:font-style-complex="italic"/>
    </style:style>
    <style:style style:name="Heading_20_5" style:display-name="Heading 5" style:family="paragraph" style:parent-style-name="Standard" style:next-style-name="Text_20_body" style:class="text">
      <style:paragraph-properties fo:margin-top="0.111in" fo:margin-bottom="0.0555in" style:contextual-spacing="false">
        <style:tab-stops>
          <style:tab-stop style:position="0.25in"/>
        </style:tab-stops>
      </style:paragraph-properties>
      <style:text-properties fo:font-variant="small-caps" fo:language="en" fo:country="US" style:language-asian="en" style:country-asian="US"/>
    </style:style>
    <style:style style:name="Abstract" style:family="paragraph">
      <style:paragraph-properties fo:margin-left="0in" fo:margin-right="0in" fo:margin-top="0in" fo:margin-bottom="0.139in" style:contextual-spacing="false" fo:text-align="justify" style:justify-single-word="false" fo:orphans="2" fo:widows="2" fo:hyphenation-ladder-count="no-limit" fo:text-indent="0.1181in" style:auto-text-indent="false"/>
      <style:text-properties style:use-window-font-color="true" style:font-name="Times New Roman" fo:font-family="'Times New Roman'" style:font-family-generic="roman" style:font-pitch="variable" fo:font-size="10.5pt" fo:language="en" fo:country="US" fo:font-weight="bold" style:font-name-asian="SimSun" style:font-family-asian="SimSun, 宋体" style:font-pitch-asian="variable" style:font-size-asian="10.5pt" style:language-asian="zh" style:country-asian="CN" style:font-weight-asian="bold" style:font-name-complex="Times New Roman" style:font-family-complex="'Times New Roman'" style:font-family-generic-complex="roman" style:font-pitch-complex="variable" style:font-size-complex="10.5pt" style:language-complex="ar" style:country-complex="SA" style:font-weight-complex="bold" fo:hyphenate="false" fo:hyphenation-remain-char-count="2" fo:hyphenation-push-char-count="2"/>
    </style:style>
    <style:style style:name="Affiliation" style:family="paragraph">
      <style:paragraph-properties fo:text-align="center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en" fo:country="US" style:font-name-asian="SimSun" style:font-family-asian="SimSun, 宋体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Author" style:family="paragraph">
      <style:paragraph-properties fo:margin-top="0.25in" fo:margin-bottom="0.028in" style:contextual-spacing="false" fo:text-align="center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bullet_20_list" style:display-name="bullet list" style:family="paragraph" style:parent-style-name="Text_20_body" style:list-style-name="WW8Num3">
      <style:paragraph-properties fo:margin-left="0.45in" fo:margin-right="0in" fo:text-indent="-0.25in" style:auto-text-indent="false">
        <style:tab-stops>
          <style:tab-stop style:position="0.45in"/>
        </style:tab-stops>
      </style:paragraph-properties>
    </style:style>
    <style:style style:name="equation" style:family="paragraph" style:parent-style-name="Standard">
      <style:paragraph-properties fo:margin-top="0.1665in" fo:margin-bottom="0.1665in" style:contextual-spacing="false" fo:line-height="90%">
        <style:tab-stops>
          <style:tab-stop style:position="1.75in" style:type="center"/>
          <style:tab-stop style:position="3.5in" style:type="right"/>
        </style:tab-stops>
      </style:paragraph-properties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igure_20_caption" style:display-name="figure caption" style:family="paragraph" style:list-style-name="WW8Num6">
      <style:paragraph-properties fo:margin-top="0.0555in" fo:margin-bottom="0.139in" style:contextual-spacing="false" fo:text-align="center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" style:font-family-asian="SimSun, 宋体" style:font-pitch-asian="variable" style:font-size-asian="8pt" style:language-asian="en" style:country-asian="US" style:font-name-complex="Times New Roman" style:font-family-complex="'Times New Roman'" style:font-family-generic-complex="roman" style:font-pitch-complex="variable" style:font-size-complex="8pt" style:language-complex="ar" style:country-complex="SA" fo:hyphenate="false" fo:hyphenation-remain-char-count="2" fo:hyphenation-push-char-count="2"/>
    </style:style>
    <style:style style:name="footnote" style:family="paragraph" style:list-style-name="WW8Num2">
      <style:paragraph-properties fo:margin-top="0in" fo:margin-bottom="0.028in" style:contextual-spacing="false" fo:orphans="2" fo:widows="2" fo:hyphenation-ladder-count="no-limit">
        <style:tab-stops>
          <style:tab-stop style:position="0.45in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SimSun" style:font-family-asian="SimSun, 宋体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8pt" style:language-complex="ar" style:country-complex="SA" fo:hyphenate="false" fo:hyphenation-remain-char-count="2" fo:hyphenation-push-char-count="2"/>
    </style:style>
    <style:style style:name="key_20_words" style:display-name="key words" style:family="paragraph">
      <style:paragraph-properties fo:margin-left="0in" fo:margin-right="0in" fo:margin-top="0in" fo:margin-bottom="0.0835in" style:contextual-spacing="false" fo:text-align="justify" style:justify-single-word="false" fo:orphans="2" fo:widows="2" fo:hyphenation-ladder-count="no-limit" fo:text-indent="0.2in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weight="bold" style:font-name-asian="SimSun" style:font-family-asian="SimSun, 宋体" style:font-pitch-asian="variable" style:font-size-asian="9pt" style:language-asian="en" style:country-asian="US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style-complex="italic" style:font-weight-complex="bold" fo:hyphenate="false" fo:hyphenation-remain-char-count="2" fo:hyphenation-push-char-count="2"/>
    </style:style>
    <style:style style:name="paper_20_subtitle" style:display-name="paper subtitle" style:family="paragraph">
      <style:paragraph-properties fo:margin-top="0in" fo:margin-bottom="0.0835in" style:contextual-spacing="false" fo:text-align="center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officeooo:rsid="001f4257" style:font-name-asian="MS Mincho" style:font-family-asian="'MS Mincho', 'ＭＳ 明朝'" style:font-family-generic-asian="modern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paper_20_title" style:display-name="paper title" style:family="paragraph">
      <style:paragraph-properties fo:margin-top="0in" fo:margin-bottom="0.0835in" style:contextual-spacing="false" fo:text-align="center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22pt" fo:language="en" fo:country="US" style:font-name-asian="MS Mincho" style:font-family-asian="'MS Mincho', 'ＭＳ 明朝'" style:font-family-generic-asian="modern" style:font-size-asian="22pt" style:language-asian="en" style:country-asian="US" style:font-name-complex="Times New Roman" style:font-family-complex="'Times New Roman'" style:font-family-generic-complex="roman" style:font-pitch-complex="variable" style:font-size-complex="22pt" style:language-complex="ar" style:country-complex="SA" fo:hyphenate="false" fo:hyphenation-remain-char-count="2" fo:hyphenation-push-char-count="2"/>
    </style:style>
    <style:style style:name="references" style:family="paragraph" style:list-style-name="WW8Num4">
      <style:paragraph-properties fo:margin-top="0in" fo:margin-bottom="0.0346in" style:contextual-spacing="false" style:line-height-at-least="0.1252in" fo:text-align="justify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en" fo:country="US" style:font-name-asian="MS Mincho" style:font-family-asian="'MS Mincho', 'ＭＳ 明朝'" style:font-family-generic-asian="modern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ponsors" style:family="paragraph">
      <style:paragraph-properties fo:margin-left="0in" fo:margin-right="0in" fo:orphans="2" fo:widows="2" fo:hyphenation-ladder-count="no-limit" fo:text-indent="0.2in" style:auto-text-indent="false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" style:font-family-asian="SimSun, 宋体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8pt" style:language-complex="ar" style:country-complex="SA" fo:hyphenate="false" fo:hyphenation-remain-char-count="2" fo:hyphenation-push-char-count="2"/>
    </style:style>
    <style:style style:name="table_20_col_20_head" style:display-name="table col head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text-align="justify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" style:font-family-asian="SimSun, 宋体" style:font-pitch-asian="variable" style:font-size-asian="8pt" style:language-asian="en" style:country-asian="US" style:font-name-complex="Times New Roman" style:font-family-complex="'Times New Roman'" style:font-family-generic-complex="roman" style:font-pitch-complex="variable" style:font-size-complex="8pt" style:language-complex="ar" style:country-complex="SA" fo:hyphenate="false" fo:hyphenation-remain-char-count="2" fo:hyphenation-push-char-count="2"/>
    </style:style>
    <style:style style:name="table_20_footnote" style:display-name="table footnote" style:family="paragraph">
      <style:paragraph-properties fo:margin-top="0.0417in" fo:margin-bottom="0.0209in" style:contextual-spacing="false" fo:text-align="end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6pt" fo:language="en" fo:country="US" style:font-name-asian="SimSun" style:font-family-asian="SimSun, 宋体" style:font-pitch-asian="variable" style:font-size-asian="6pt" style:language-asian="zh" style:country-asian="CN" style:font-name-complex="Times New Roman" style:font-family-complex="'Times New Roman'" style:font-family-generic-complex="roman" style:font-pitch-complex="variable" style:font-size-complex="6pt" style:language-complex="ar" style:country-complex="SA" fo:hyphenate="false" fo:hyphenation-remain-char-count="2" fo:hyphenation-push-char-count="2"/>
    </style:style>
    <style:style style:name="table_20_head" style:display-name="table head" style:family="paragraph" style:list-style-name="WW8Num5">
      <style:paragraph-properties fo:margin-top="0.1665in" fo:margin-bottom="0.0835in" style:contextual-spacing="false" fo:line-height="90%" fo:text-align="center" style:justify-single-word="false" fo:orphans="2" fo:widows="2" fo:hyphenation-ladder-count="no-limit">
        <style:tab-stops>
          <style:tab-stop style:position="0.75in"/>
        </style:tab-stops>
      </style:paragraph-properties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font-name-asian="SimSun" style:font-family-asian="SimSun, 宋体" style:font-pitch-asian="variable" style:font-size-asian="8pt" style:language-asian="en" style:country-asian="US" style:font-name-complex="Times New Roman" style:font-family-complex="'Times New Roman'" style:font-family-generic-complex="roman" style:font-pitch-complex="variable" style:font-size-complex="8pt" style:language-complex="ar" style:country-complex="SA" fo:hyphenate="fals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22in" style:type="center"/>
          <style:tab-stop style:position="7.2445in" style:type="right"/>
        </style:tab-stops>
      </style:paragraph-properties>
    </style:style>
    <style:style style:name="WW8Num1z0" style:family="text">
      <style:text-properties fo:font-style="normal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1z3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2z0" style:family="text">
      <style:text-properties fo:font-variant="normal" fo:text-transform="none" style:text-outline="false" style:text-line-through-style="none" style:text-position="super 58%" style:font-name="Times New Roman" fo:font-family="'Times New Roman'" style:font-family-generic="roman" style:font-pitch="variable" fo:font-size="8pt" fo:font-style="normal" fo:text-shadow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text:display="tru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font-variant="normal" fo:text-transform="none" fo:color="#000000" style:text-outline="false" style:text-line-through-style="none" style:text-position="0% 100%" style:font-name="Times New Roman" fo:font-family="'Times New Roman'" style:font-family-generic="roman" style:font-pitch="variable" fo:font-size="10pt" fo:text-shadow="none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8Num6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Absatz-Standardschriftart" style:family="text"/>
    <style:style style:name="WW-Absatz-Standardschriftart" style:family="text"/>
    <style:style style:name="WW8Num7z0" style:family="text">
      <style:text-properties fo:color="#000000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1z4" style:family="text">
      <style:text-properties style:font-name-complex="Times New Roman" style:font-family-complex="'Times New Roman'" style:font-family-generic-complex="roman" style:font-pitch-complex="variable"/>
    </style:style>
    <style:style style:name="WW-Absatz-Standardschriftart111111111" style:family="text"/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fo:font-variant="normal" fo:text-transform="none" fo:color="#000000" style:text-outline="false" style:text-line-through-style="none" style:text-position="0% 100%" style:font-name="Times New Roman" fo:font-family="'Times New Roman'" style:font-family-generic="roman" style:font-pitch="variable" fo:font-size="10pt" fo:font-style="italic" fo:text-shadow="none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8Num5z3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5z4" style:family="text">
      <style:text-properties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-Default_20_Paragraph_20_Font1" style:display-name="WW-Default Paragraph Font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I">
        <style:list-level-properties text:list-level-position-and-space-mode="label-alignment" fo:text-align="center">
          <style:list-level-label-alignment text:label-followed-by="space" fo:text-indent="0.15in"/>
        </style:list-level-properties>
      </text:outline-level-style>
      <text:outline-level-style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1575in" fo:text-indent="-0.2in" fo:margin-left="0.2in"/>
        </style:list-level-properties>
      </text:outline-level-style>
      <text:outline-level-style text:level="3" text:style-name="WW8Num1z1" style:num-suffix=")" style:num-format="1">
        <style:list-level-properties text:list-level-position-and-space-mode="label-alignment">
          <style:list-level-label-alignment text:label-followed-by="listtab" text:list-tab-stop-position="0.2953in" fo:text-indent="0.1252in"/>
        </style:list-level-properties>
      </text:outline-level-style>
      <text:outline-level-style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0.4374in" fo:text-indent="0.25in"/>
        </style:list-level-properties>
      </text:outline-level-style>
      <text:outline-level-style text:level="5" text:style-name="WW8Num1z1" style:num-format="">
        <style:list-level-properties text:list-level-position-and-space-mode="label-alignment">
          <style:list-level-label-alignment text:label-followed-by="nothing" fo:margin-left="2in"/>
        </style:list-level-properties>
      </text:outline-level-style>
      <text:outline-level-style text:level="6" text:style-name="WW8Num1z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2.75in" fo:margin-left="2.5in"/>
        </style:list-level-properties>
      </text:outline-level-style>
      <text:outline-level-style text:level="7" text:style-name="WW8Num1z1" style:num-prefix="(" style:num-suffix=")" style:num-format="i">
        <style:list-level-properties text:list-level-position-and-space-mode="label-alignment">
          <style:list-level-label-alignment text:label-followed-by="listtab" text:list-tab-stop-position="3.25in" fo:margin-left="3in"/>
        </style:list-level-properties>
      </text:outline-level-style>
      <text:outline-level-style text:level="8" text:style-name="WW8Num1z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75in" fo:margin-left="3.5in"/>
        </style:list-level-properties>
      </text:outline-level-style>
      <text:outline-level-style text:level="9" text:style-name="WW8Num1z1" style:num-prefix="(" style:num-suffix=")" style:num-format="i">
        <style:list-level-properties text:list-level-position-and-space-mode="label-alignment">
          <style:list-level-label-alignment text:label-followed-by="listtab" text:list-tab-stop-position="4.25in" fo:margin-left="4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I">
        <style:list-level-properties text:list-level-position-and-space-mode="label-alignment" fo:text-align="center">
          <style:list-level-label-alignment text:label-followed-by="space" fo:text-indent="0.1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1575in" fo:text-indent="-0.2in" fo:margin-left="0.2in"/>
        </style:list-level-properties>
      </text:list-level-style-number>
      <text:list-level-style-number text:level="3" text:style-name="WW8Num1z1" style:num-suffix=")" style:num-format="1">
        <style:list-level-properties text:list-level-position-and-space-mode="label-alignment">
          <style:list-level-label-alignment text:label-followed-by="listtab" text:list-tab-stop-position="0.2953in" fo:text-indent="0.1252in"/>
        </style:list-level-properties>
      </text:list-level-style-number>
      <text:list-level-style-number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0.4374in" fo:text-indent="0.25in"/>
        </style:list-level-properties>
      </text:list-level-style-number>
      <text:list-level-style-number text:level="5" text:style-name="WW8Num1z1" style:num-format="">
        <style:list-level-properties text:list-level-position-and-space-mode="label-alignment">
          <style:list-level-label-alignment text:label-followed-by="nothing" fo:margin-left="2in"/>
        </style:list-level-properties>
      </text:list-level-style-number>
      <text:list-level-style-number text:level="6" text:style-name="WW8Num1z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2.75in" fo:margin-left="2.5in"/>
        </style:list-level-properties>
      </text:list-level-style-number>
      <text:list-level-style-number text:level="7" text:style-name="WW8Num1z1" style:num-prefix="(" style:num-suffix=")" style:num-format="i">
        <style:list-level-properties text:list-level-position-and-space-mode="label-alignment">
          <style:list-level-label-alignment text:label-followed-by="listtab" text:list-tab-stop-position="3.25in" fo:margin-left="3in"/>
        </style:list-level-properties>
      </text:list-level-style-number>
      <text:list-level-style-number text:level="8" text:style-name="WW8Num1z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75in" fo:margin-left="3.5in"/>
        </style:list-level-properties>
      </text:list-level-style-number>
      <text:list-level-style-number text:level="9" text:style-name="WW8Num1z1" style:num-prefix="(" style:num-suffix=")" style:num-format="i">
        <style:list-level-properties text:list-level-position-and-space-mode="label-alignment">
          <style:list-level-label-alignment text:label-followed-by="listtab" text:list-tab-stop-position="4.25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 " style:num-format="1">
        <style:list-level-properties text:list-level-position-and-space-mode="label-alignment">
          <style:list-level-label-alignment text:label-followed-by="listtab" text:list-tab-stop-position="0.45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5in" fo:text-indent="-0.25in" fo:margin-left="0.4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prefix="TABLE " style:num-suffix=". 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prefix="Fig. " style:num-suffix=". 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5in" fo:margin-bottom="0.911in" fo:margin-left="0.5118in" fo:margin-right="0.5118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per Title (use style: paper title)</dc:title>
    <meta:initial-creator>IEEE</meta:initial-creator>
    <meta:creation-date>2007-05-03T03:05:00</meta:creation-date>
    <dc:date>2014-03-20T22:29:22.319683849</dc:date>
    <meta:editing-cycles>6</meta:editing-cycles>
    <meta:editing-duration>PT6M53S</meta:editing-duration>
    <meta:generator>LibreOffice/4.1.3.2$Linux_X86_64 LibreOffice_project/410m0$Build-2</meta:generator>
    <meta:document-statistic meta:table-count="0" meta:image-count="0" meta:object-count="0" meta:page-count="1" meta:paragraph-count="21" meta:word-count="215" meta:character-count="1328" meta:non-whitespace-character-count="1151"/>
  </office:meta>
</office:document-meta>
</file>